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774cm"/>
    </style:style>
    <style:style style:name="co5" style:family="table-column">
      <style:table-column-properties fo:break-before="auto" style:column-width="0.8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OMR</text:p>
          </table:table-cell>
          <table:table-cell office:value-type="string">
            <text:p>CU</text:p>
          </table:table-cell>
          <table:table-cell office:value-type="string">
            <text:p>SH</text:p>
          </table:table-cell>
          <table:table-cell office:value-type="string">
            <text:p>MR</text:p>
          </table:table-cell>
        </table:table-row>
        <table:table-row table:style-name="ro1">
          <table:table-cell office:value-type="string">
            <text:p>fehl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string">
            <text:p>essen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ufessen 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string">
            <text:p>nehmen 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string">
            <text:p>besitz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string">
            <text:p>vorherrsch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2">
          <table:table-cell office:value-type="string">
            <text:p>hﾄmmern 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stehlen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fehlen 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rﾔrtern 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rlauben 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istier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string">
            <text:p>halten 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inschlafen 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et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fangen 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string">
            <text:p>meld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llen 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abweich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schaff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itersag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ermiet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ftret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ichten 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nken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achte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ih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melzen 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ﾁbersehen 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stehen 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ttfind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stehen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ege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ﾁbereinstimm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string">
            <text:p>vorkomm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string">
            <text:p>verlier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rhanden 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aussetz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ergehen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inschlﾄfern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vereinbaren 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rumpfen 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ﾁnd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ﾁrf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2">
          <table:table-cell office:value-type="string">
            <text:p>ﾄnder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ufen 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behalt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zunehmen 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treff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string">
            <text:p>herstellen 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verﾄndern 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wachsen 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kaufen </text:p>
          </table:table-cell>
          <table:table-cell table:number-columns-repeated="4" office:value-type="float" office:value="4">
            <text:p>4</text:p>
          </table:table-cell>
        </table:table-row>
        <table:table-row table:style-name="ro1">
          <table:table-cell office:value-type="string">
            <text:p>sag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ngehﾔr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string">
            <text:p>bilden 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probieren 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orgehen 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orientieren </text:p>
          </table:table-cell>
          <table:table-cell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untersuchen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rhindern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hinzukommen 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verrat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kutieren 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erkﾁnden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organisieren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kanntgeb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eben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achprﾁf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rkaufen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ﾔnne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senk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rliege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string">
            <text:p>abgrenz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i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ansteigen </text:p>
          </table:table-cell>
          <table:table-cell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</table:table-row>
        <table:table-row table:style-name="ro2">
          <table:table-cell office:value-type="string">
            <text:p>verlﾄnger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uern </text:p>
          </table:table-cell>
          <table:table-cell table:number-columns-repeated="4" office:value-type="float" office:value="3">
            <text:p>3</text:p>
          </table:table-cell>
        </table:table-row>
        <table:table-row table:style-name="ro1">
          <table:table-cell office:value-type="string">
            <text:p>entwickeln 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bedenken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ﾁbermitteln 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aufbauen 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unterscheiden 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ﾁsse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eingehen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neiden 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tteilen 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raten 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nken 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erscheine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erbe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zersﾄgen 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folgen 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sdehn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</table:table>
      <table:table table:name="OMR-CU-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OMR</text:p>
          </table:table-cell>
          <table:table-cell office:value-type="string">
            <text:p>CU</text:p>
          </table:table-cell>
          <table:table-cell office:value-type="string">
            <text:p>SH</text:p>
          </table:table-cell>
        </table:table-row>
        <table:table-row table:style-name="ro1">
          <table:table-cell office:value-type="string">
            <text:p>fehl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essen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ufessen 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nehm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besitz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orherrsch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hﾄmmer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stehlen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fehl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erﾔrter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erlaub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existier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halten 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einschlafen 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miet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fang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meld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all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abweich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bschaff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itersag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miet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ftret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richt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denken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eachte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eih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chmelzen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ﾁbersehen 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stehen 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stattfind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tstehen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iege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ﾁbereinstimm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orkomm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erlier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rhanden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ssetz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gehen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inschlﾄfer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ereinbaren 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schrumpf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2">
          <table:table-cell office:value-type="string">
            <text:p>grﾁnd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ﾁrf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ﾄnder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uf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behalt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zunehm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test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treff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herstell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verﾄnder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wachs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kaufen 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sag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gehﾔr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bilden 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ausprobieren 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vorgeh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rientieren 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untersuchen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erhinder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nzukommen 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verrat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skutier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2">
          <table:table-cell office:value-type="string">
            <text:p>verkﾁnd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ganisieren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kanntgeb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eb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achprﾁf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kaufen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kﾔnne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nk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vorlieg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abgrenz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i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steig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verlﾄnger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auer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entwickel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bedenken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ﾁbermittel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ufbau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unterscheid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mﾁsse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ingehen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chneid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mitteil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rat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sink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erscheine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erbe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zersﾄg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folgen 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ausdehn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</table:table>
      <table:table table:name="CU-SH-MR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CU</text:p>
          </table:table-cell>
          <table:table-cell office:value-type="string">
            <text:p>SH</text:p>
          </table:table-cell>
          <table:table-cell office:value-type="string">
            <text:p>MR</text:p>
          </table:table-cell>
        </table:table-row>
        <table:table-row table:style-name="ro1">
          <table:table-cell office:value-type="string">
            <text:p>fehl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essen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ufessen 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nehm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besitz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orherrsch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hﾄmmer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stehl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fehl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rﾔrter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rlaub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istier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halten 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inschlafen 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eten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fang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meld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ll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abweichen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schaff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itersag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ermieten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ftreten 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ichten 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nken 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achten 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ihen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melz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ﾁbersehe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stehen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ttfinden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steh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egen 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ﾁbereinstimm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orkomm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erlier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rhanden 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aussetz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ergehen 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inschlﾄfer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vereinbar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rumpf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ﾁnd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ﾁrf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ﾄnder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uf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behalten 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zunehm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en 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treff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herstell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verﾄnder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wachs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kaufen 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sage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ngehﾔr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bilden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probiere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orgeh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orientier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untersuchen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rhinder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hinzukomm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verrat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kutiere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erkﾁnd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organisieren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kanntgeb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eb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achprﾁf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rkaufen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ﾔnnen 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senk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rlieg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abgrenzen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in 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ansteig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2">
          <table:table-cell office:value-type="string">
            <text:p>verlﾄngern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uer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entwickel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bedenke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ﾁbermittel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aufbau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unterscheiden 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ﾁssen 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eingeh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neid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tteil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rate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nk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erscheinen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erben 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zersﾄg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folgen 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sdehn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</table:table>
      <table:table table:name="OMR-SH-M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OMR</text:p>
          </table:table-cell>
          <table:table-cell office:value-type="string">
            <text:p>SH</text:p>
          </table:table-cell>
          <table:table-cell office:value-type="string">
            <text:p>MR</text:p>
          </table:table-cell>
        </table:table-row>
        <table:table-row table:style-name="ro1">
          <table:table-cell office:value-type="string">
            <text:p>fehl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esse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ufessen 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nehm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besitz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orherrsch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hﾄmmer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stehlen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fehl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rﾔrter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rlaub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istier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halte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inschlafen 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eten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fang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meld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ll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abweichen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schaff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itersag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vermieten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ftret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ichten 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nken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achten 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ihen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melzen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ﾁbersehe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stehen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ttfinden 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stehen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eg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ﾁbereinstimm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orkomm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erlier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rhanden 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aussetzen 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ergehen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inschlﾄfer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ereinbar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rumpf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ﾁnd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ﾁrf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ﾄnder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lauf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behalt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zunehm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betreff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herstell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verﾄnder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wachs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kaufen 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sagen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angehﾔr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bilden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probieren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orgeh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rientieren 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untersuche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rhinder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hinzukommen 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verraten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kutiere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erkﾁnd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ganisiere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kanntgeben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eb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achprﾁfen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rkauf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ﾔnn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senk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rlieg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abgrenzen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i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ansteig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verlﾄnger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uer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entwickel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bedenken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ﾁbermittel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ufbau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unterscheiden 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ﾁss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eingehen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neid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tteil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berate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nk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erscheinen 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erb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zersﾄg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folge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sdehn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</table:table>
      <table:table table:name="OMR-CU-M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OMR</text:p>
          </table:table-cell>
          <table:table-cell office:value-type="string">
            <text:p>CU</text:p>
          </table:table-cell>
          <table:table-cell office:value-type="string">
            <text:p>MR</text:p>
          </table:table-cell>
        </table:table-row>
        <table:table-row table:style-name="ro1">
          <table:table-cell office:value-type="string">
            <text:p>fehl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essen 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aufessen 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nehm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besitz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orherrsch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hﾄmmer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stehlen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fehl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rﾔrter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rlaub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xistier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halte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inschlafen 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et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fang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melden 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all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abweichen 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abschaff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itersag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miet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ftret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ichten 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nken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achte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ih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melzen 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ﾁberseh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bestehen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ttfind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ntstehen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ege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ﾁbereinstimm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orkomm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verlieren 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vorhanden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ssetz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ergehen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inschlﾄfer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vereinbar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hrumpf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rﾁnd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dﾁrf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ﾄnder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uf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behalten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zunehm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treff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herstell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verﾄnder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wachs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kaufen 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sag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angehﾔr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bilden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sprobieren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orgeh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orientieren 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untersuche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rhinder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inzukommen 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verrat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kutiere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verkﾁnde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rganisieren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ekanntgeben 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geb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achprﾁf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verkaufen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ﾔnne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enk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rliege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abgrenzen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i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nsteigen 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verlﾄnger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uern 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entwickel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bedenken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ﾁbermitteln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ufbau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unterscheiden 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ﾁssen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ingehen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neiden 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tteilen 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raten 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inken 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erscheine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terben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zersﾄgen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folgen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usdehnen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.05.2017</text:date>, <text:time>17:2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document-statistic meta:table-count="5" meta:cell-count="2011" meta:object-count="0"/>
  </office:meta>
</office:document-meta>
</file>